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ut" svg:font-family="Ubunut"/>
    <style:font-face style:name="Liberation Sans2" svg:font-family="'Liberation Sans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0.34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1.5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5.376cm"/>
    </style:style>
    <style:style style:name="pr1" style:family="presentation" style:parent-style-name="Predefinito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3333" style:font-name="Ubuntu1"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line-height="200%" fo:text-align="start"/>
    </style:style>
    <style:style style:name="P5" style:family="paragraph">
      <loext:graphic-properties draw:fill="none" draw:fill-color="#ffffff"/>
      <style:paragraph-properties fo:line-height="200%" fo:text-align="start"/>
      <style:text-properties style:font-name="Ubuntu1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style:font-name="Ubuntu1" fo:font-size="32pt" style:font-size-asian="32pt" style:font-size-complex="32pt"/>
    </style:style>
    <style:style style:name="P7" style:family="paragraph">
      <style:text-properties style:font-name="Liberation Sans2"/>
    </style:style>
    <style:style style:name="P8" style:family="paragraph">
      <loext:graphic-properties draw:fill="none" draw:fill-color="#ffffff"/>
      <style:text-properties style:font-name="Liberation Sans2"/>
    </style:style>
    <style:style style:name="P9" style:family="paragraph">
      <style:paragraph-properties fo:text-align="center"/>
      <style:text-properties style:font-name="Ubuntu1" fo:font-size="26pt" style:font-size-asian="26pt" style:font-size-complex="26pt"/>
    </style:style>
    <style:style style:name="P10" style:family="paragraph">
      <loext:graphic-properties draw:fill="none" draw:fill-color="#ffffff"/>
      <style:paragraph-properties fo:text-align="center"/>
      <style:text-properties style:font-name="Ubuntu1" fo:font-size="26pt" style:font-size-asian="26pt" style:font-size-complex="26pt"/>
    </style:style>
    <style:style style:name="P11" style:family="paragraph">
      <style:text-properties style:font-name="Ubuntu1"/>
    </style:style>
    <style:style style:name="P12" style:family="paragraph">
      <loext:graphic-properties draw:fill="none" draw:fill-color="#ffffff"/>
      <style:text-properties style:font-name="Ubuntu1"/>
    </style:style>
    <style:style style:name="P13" style:family="paragraph">
      <loext:graphic-properties draw:fill="none" draw:fill-color="#ffffff"/>
      <style:text-properties style:font-name="Ubuntu1" fo:font-size="26pt" style:font-size-asian="26pt" style:font-size-complex="26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color="#ff3333" style:font-name="Ubuntu1" fo:font-size="36pt" fo:font-weight="bold" style:font-size-asian="36pt" style:font-weight-asian="bold" style:font-size-complex="36pt" style:font-weight-complex="bold"/>
    </style:style>
    <style:style style:name="T2" style:family="text">
      <style:text-properties style:font-name="Ubuntu1" fo:font-size="26pt" fo:font-weight="bold" style:font-size-asian="26pt" style:font-weight-asian="bold" style:font-size-complex="26pt" style:font-weight-complex="bold"/>
    </style:style>
    <style:style style:name="T3" style:family="text">
      <style:text-properties style:font-name="Ubuntu1" fo:font-size="32pt" style:font-size-asian="32pt" style:font-size-complex="32pt"/>
    </style:style>
    <style:style style:name="T4" style:family="text">
      <style:text-properties style:font-name="Liberation Sans2"/>
    </style:style>
    <style:style style:name="T5" style:family="text">
      <style:text-properties style:font-name="Ubuntu1" fo:font-size="26pt" style:font-size-asian="26pt" style:font-size-complex="26pt"/>
    </style:style>
    <style:style style:name="T6" style:family="text">
      <style:text-properties style:font-name="Ubuntu1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2" draw:layer="layout" svg:width="24cm" svg:height="10.597cm" svg:x="2cm" svg:y="3.6cm">
          <draw:text-box>
            <text:p text:style-name="P1"><text:span text:style-name="T1">Requirements </text:span></text:p>
            <text:p text:style-name="P1"><text:span text:style-name="T1"/></text:p>
            <text:p text:style-name="P1"><text:span text:style-name="T1">analysis and </text:span></text:p>
            <text:p text:style-name="P1"><text:span text:style-name="T1"/></text:p>
            <text:p text:style-name="P1"><text:span text:style-name="T1">specification </text:span></text:p>
            <text:p text:style-name="P1"><text:span text:style-name="T1"/></text:p>
            <text:p text:style-name="P1"><text:span text:style-name="T1">docum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finito">
        <draw:frame draw:style-name="gr3" draw:text-style-name="P5" draw:layer="layout" svg:width="16.8cm" svg:height="11.988cm" svg:x="5.6cm" svg:y="3.6cm">
          <draw:text-box draw:corner-radius="19.6cm">
            <text:list text:style-name="L1">
              <text:list-item>
                <text:p text:style-name="P4"><text:span text:style-name="T2">Scope of the project</text:span></text:p>
              </text:list-item>
              <text:list-item>
                <text:p text:style-name="P4"><text:span text:style-name="T2">Further design choiches</text:span></text:p>
              </text:list-item>
              <text:list-item>
                <text:p text:style-name="P4"><text:span text:style-name="T2">Requirements</text:span></text:p>
              </text:list-item>
              <text:list-item>
                <text:p text:style-name="P4"><text:span text:style-name="T2">Use cases</text:span></text:p>
              </text:list-item>
              <text:list-item>
                <text:p text:style-name="P4"><text:span text:style-name="T2">Sequence diagram</text:span></text:p>
              </text:list-item>
              <text:list-item>
                <text:p text:style-name="P4"><text:span text:style-name="T2">Alloy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finito">
        <draw:frame draw:style-name="gr4" draw:text-style-name="P6" draw:layer="layout" svg:width="20.6cm" svg:height="1.568cm" svg:x="4.2cm" svg:y="2.6cm">
          <draw:text-box>
            <text:p text:style-name="P1"><text:span text:style-name="T3">Scope</text:span></text:p>
          </draw:text-box>
        </draw:frame>
        <draw:frame draw:style-name="gr5" draw:text-style-name="P8" draw:layer="layout" svg:width="23.8cm" svg:height="5.228cm" svg:x="2.2cm" svg:y="4.8cm">
          <draw:text-box>
            <text:list text:style-name="L1">
              <text:list-item>
                <text:p text:style-name="P7"><text:span text:style-name="T4">Geographical domain: city</text:span></text:p>
              </text:list-item>
              <text:list-item>
                <text:p text:style-name="P7"><text:span text:style-name="T4">Added on top of the existing taxi infrastructure</text:span></text:p>
              </text:list-item>
              <text:list-item>
                <text:p text:style-name="P7"><text:span text:style-name="T4">Accessible via mobile and web browser</text:span></text:p>
              </text:list-item>
              <text:list-item>
                <text:p text:style-name="P7"><text:span text:style-name="T4">Taxi allocation</text:span></text:p>
              </text:list-item>
              <text:list-item>
                <text:p text:style-name="P7"><text:span text:style-name="T4">Nomal taxi request</text:span></text:p>
              </text:list-item>
              <text:list-item>
                <text:p text:style-name="P7"><text:span text:style-name="T4">Taxi booking </text:span></text:p>
              </text:list-item>
              <text:list-item>
                <text:p text:style-name="P7"><text:span text:style-name="T4">Taxi sharing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finito">
        <draw:frame draw:style-name="gr6" draw:text-style-name="P10" draw:layer="layout" svg:width="22.4cm" svg:height="1.8cm" svg:x="2.4cm" svg:y="3.4cm">
          <draw:text-box>
            <text:p text:style-name="P9"><text:span text:style-name="T5">Further design choiches</text:span></text:p>
          </draw:text-box>
        </draw:frame>
        <draw:frame draw:style-name="gr5" draw:text-style-name="P12" draw:layer="layout" svg:width="25cm" svg:height="3.936cm" svg:x="2cm" svg:y="5.2cm">
          <draw:text-box>
            <text:list text:style-name="L1">
              <text:list-item>
                <text:p text:style-name="P11"><text:span text:style-name="T6">Account required for both taxi drivers and passengers</text:span></text:p>
              </text:list-item>
              <text:list-item>
                <text:p text:style-name="P11"><text:span text:style-name="T6">Reservations can be deleted</text:span></text:p>
              </text:list-item>
              <text:list-item>
                <text:p text:style-name="P11"><text:span text:style-name="T6">Unsuccesful taxi search</text:span></text:p>
              </text:list-item>
              <text:list-item>
                <text:p text:style-name="P11"><text:span text:style-name="T6">Report system</text:span></text:p>
              </text:list-item>
              <text:list-item>
                <text:p text:style-name="P11"><text:span text:style-name="T6">Master terminal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finito">
        <draw:frame draw:style-name="gr7" draw:text-style-name="P13" draw:layer="layout" svg:width="20.6cm" svg:height="1.318cm" svg:x="3cm" svg:y="1.324cm">
          <draw:text-box>
            <text:p text:style-name="P11"><text:span text:style-name="T5">Functional requirements</text:span></text:p>
          </draw:text-box>
        </draw:frame>
        <draw:frame draw:style-name="gr5" draw:text-style-name="P14" draw:layer="layout" svg:width="21.6cm" svg:height="0.962cm" svg:x="3.2cm" svg:y="3.8cm">
          <draw:text-box>
            <text:p>Account registration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finito">
        <draw:frame draw:style-name="gr7" draw:text-style-name="P15" draw:layer="layout" svg:width="20.6cm" svg:height="1.276cm" svg:x="2.8cm" svg:y="3.6cm">
          <draw:text-box>
            <text:p><text:span text:style-name="T7">Taxi request</text:span></text:p>
          </draw:text-box>
        </draw:frame>
        <draw:frame draw:style-name="gr7" draw:text-style-name="P15" draw:layer="layout" svg:width="20.6cm" svg:height="1.276cm" svg:x="3cm" svg:y="1.324cm">
          <draw:text-box>
            <text:p><text:span text:style-name="T7">Functional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finito">
        <draw:frame draw:style-name="gr7" draw:text-style-name="P15" draw:layer="layout" svg:width="20.6cm" svg:height="1.276cm" svg:x="3cm" svg:y="1.324cm">
          <draw:text-box>
            <text:p><text:span text:style-name="T7">Functional requirements</text:span></text:p>
          </draw:text-box>
        </draw:frame>
        <draw:frame draw:style-name="gr5" draw:text-style-name="P14" draw:layer="layout" svg:width="19.4cm" svg:height="0.962cm" svg:x="2.6cm" svg:y="3.6cm">
          <draw:text-box>
            <text:p>Accepting taxi call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finito">
        <draw:frame draw:style-name="gr7" draw:text-style-name="P15" draw:layer="layout" svg:width="20.6cm" svg:height="1.276cm" svg:x="3cm" svg:y="1.324cm">
          <draw:text-box>
            <text:p><text:span text:style-name="T7">Functional requirements</text:span></text:p>
          </draw:text-box>
        </draw:frame>
        <draw:frame draw:style-name="gr5" draw:text-style-name="P14" draw:layer="layout" svg:width="21.8cm" svg:height="0.962cm" svg:x="2.8cm" svg:y="3.6cm">
          <draw:text-box>
            <text:p>Taxi driver statu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finito">
        <draw:frame draw:style-name="gr7" draw:text-style-name="P15" draw:layer="layout" svg:width="20.6cm" svg:height="1.276cm" svg:x="3cm" svg:y="1.324cm">
          <draw:text-box>
            <text:p><text:span text:style-name="T7">Functional requirements</text:span></text:p>
          </draw:text-box>
        </draw:frame>
        <draw:frame draw:style-name="gr5" draw:text-style-name="P14" draw:layer="layout" svg:width="23.6cm" svg:height="0.962cm" svg:x="2.6cm" svg:y="3.2cm">
          <draw:text-box>
            <text:p>Viewing request log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finito">
        <draw:frame draw:style-name="gr7" draw:text-style-name="P15" draw:layer="layout" svg:width="20.6cm" svg:height="1.276cm" svg:x="3cm" svg:y="1.324cm">
          <draw:text-box>
            <text:p><text:span text:style-name="T7">Functional requirement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finito">
        <draw:frame draw:style-name="gr7" draw:text-style-name="P15" draw:layer="layout" svg:width="20.6cm" svg:height="1.276cm" svg:x="4cm" svg:y="8.2cm">
          <draw:text-box>
            <text:p><text:span text:style-name="T7">Qualche use cas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finito">
        <draw:frame draw:style-name="gr7" draw:text-style-name="P15" draw:layer="layout" svg:width="20.6cm" svg:height="1.276cm" svg:x="3.6cm" svg:y="2.4cm">
          <draw:text-box>
            <text:p><text:span text:style-name="T7">Sequence diagra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finito">
        <draw:frame draw:style-name="gr8" draw:text-style-name="P14" draw:layer="layout" svg:width="24.8cm" svg:height="1.8cm" svg:x="1.6cm" svg:y="2cm">
          <draw:text-box>
            <text:p>Alloy generated world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finito">
        <draw:frame draw:style-name="gr9" draw:text-style-name="P15" draw:layer="layout" svg:width="20.6cm" svg:height="2.301cm" svg:x="4cm" svg:y="8.2cm">
          <draw:text-box>
            <text:p><text:span text:style-name="T7">The end, a seguire, note per il design di questa presentazio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finito">
        <draw:frame draw:style-name="gr10" draw:text-style-name="P15" draw:layer="layout" svg:width="20.6cm" svg:height="15.626cm" svg:x="3.8cm" svg:y="2.6cm">
          <draw:text-box>
            <text:p><text:span text:style-name="T8">Pregasi di utilizzare il formato libero ed open source .odp</text:span><text:span text:style-name="T7">,</text:span></text:p>
            <text:p><text:span text:style-name="T7">perché se vedrò un .ppt*, troverò chi lo ha committato, verrò a casa sua e rilascerò un gas soporifero nella sua stanza quando egli meno se </text:span><text:span text:style-name="T9">l'aspetta (cfr. sigla di “The prisoner”).</text:span></text:p>
            <text:p><text:span text:style-name="T7">Il malcapitato si risveglierà in una dimensione alternativa in cui l'acqua è un potente lassativo, non esistono pensatoi, e i nativi sono estremamente puritani e reazionari.</text:span></text:p>
            <text:p><text:span text:style-name="T7">Il sottoscritto invece, sfruttando la macchina trans-dimensionale la cui esistenza è stata implicata sopra, avrà trasferito il suo domicilio, per motivi scientifici, nella dimensione popolata esclusivamente da animegirl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ut" svg:font-family="Ubunut"/>
    <style:font-face style:name="Liberation Sans2" svg:font-family="'Liberation Sans'" style:font-family-generic="swiss"/>
    <style:font-face style:name="Liberation Sans1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CN" svg:font-family="'AR PL UMing CN'" style:font-family-generic="system" style:font-pitch="variable"/>
    <style:font-face style:name="Bitstream Cyberbit" svg:font-family="'Bitstream Cyberbit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Cyberbit" style:font-family-asian="'Bitstream Cyberbi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Bitstream Cyberbit" style:font-family-asian="'Bitstream Cyberbit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finito-title" draw:layer="backgroundobjects" svg:width="13.968cm" svg:height="10.476cm" svg:x="3.81cm" svg:y="2.123cm" presentation:class="page"/>
        <draw:frame presentation:style-name="Predefinit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1T21:02:52.322409584</meta:creation-date>
    <dc:date>2015-11-12T16:22:23.020724567</dc:date>
    <meta:editing-duration>PT26M34S</meta:editing-duration>
    <meta:editing-cycles>5</meta:editing-cycles>
    <meta:generator>LibreOffice/5.0.3.2$Linux_X86_64 LibreOffice_project/00m0$Build-2</meta:generator>
    <meta:document-statistic meta:object-count="73"/>
  </office:meta>
</office:document-meta>
</file>